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11cm" svg:height="0.794cm" draw:transform="skewX (0.000174532925199435) rotate (-1.55264490257416) translate (3.49329994002815cm 2.4617037939883cm)" svg:viewBox="0 0 6212 795" svg:d="M119 704c340 31 2046 74 2767 85 718 10 2918 5 3291-2 128 3-131-713-244-713-369 1-1816 80-2652 86-837 11-2863-108-3219-160-122-15-43 694 57 704z">
          <text:p/>
        </draw:path>
        <draw:path draw:style-name="gr1" draw:text-style-name="P1" draw:layer="layout" svg:width="0.902cm" svg:height="0.661cm" draw:transform="skewX (0.001221730476396) rotate (-2.1556561591382) translate (3.6236239852611cm 2.47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7) rotate (-2.15652882376419) translate (3.65387363820869cm 8.394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5.685cm" svg:height="4.688cm" draw:transform="skewX (0.000349065850398869) rotate (-2.21011043180042) translate (9.9163771573971cm 4.4976371665244cm)" svg:viewBox="0 0 5686 4689" svg:d="M119 4076c534 0 1825 213 2780 370 955 158 1278 240 1763 243 484 3 1044-251 1023-741-41-959-471-3662-476-3822-4-158-942-211-899 103 44 315 525 3326 579 3674 52 346-476 213-1425 54-948-159-2625-483-3243-547-202 8-325 656-102 666z">
          <text:p/>
        </draw:path>
        <draw:path draw:style-name="gr1" draw:text-style-name="P1" draw:layer="layout" svg:width="0.902cm" svg:height="0.661cm" draw:transform="rotate (-2.15687788961459) translate (7.3674578120657cm 2.16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) rotate (-2.1556561591382) translate (7.368623985261cm 7.9562958331612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40:05.730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